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ough design, any of these can be taken out or changed or added to. Most options can be defaulted to something; ie when adding a new customer, the address type can default to Residential and the State can default to NY/New York. You'll have the option to set defaults or keep them blank</text:p>
      <text:p text:style-name="Standard"/>
      <text:p text:style-name="Standard">Double slashes ( // ) just denote comments</text:p>
      <text:p text:style-name="Standard">* denotes information ill leave to you to setup when first starting/using the program, although if you want to give me a list for each * denoted piece of data then ill put those in as defaults, and you can add or change later</text:p>
      <text:p text:style-name="Standard">//Everything that is indented is just a sub category</text:p>
      <text:p text:style-name="Standard">Customer</text:p>
      <text:p text:style-name="Standard"><text:tab/>Name //multiple</text:p>
      <text:p text:style-name="Standard"><text:tab/><text:tab/>'Is Main Associated Name' option //if true, then the other info will default to this name</text:p>
      <text:p text:style-name="Standard"><text:tab/><text:tab/>Last</text:p>
      <text:p text:style-name="Standard"><text:tab/><text:tab/>First</text:p>
      <text:p text:style-name="Standard"><text:tab/><text:tab/>Middle</text:p>
      <text:p text:style-name="Standard"><text:tab/><text:tab/>Generation //Jr, Sr, II, III, IV etc</text:p>
      <text:p text:style-name="Standard"><text:tab/>Address //multiple</text:p>
      <text:p text:style-name="Standard"><text:tab/><text:tab/>*Address Type //Residential, Business etc</text:p>
      <text:p text:style-name="Standard"><text:tab/><text:tab/>Street</text:p>
      <text:p text:style-name="Standard"><text:tab/><text:tab/>Number</text:p>
      <text:p text:style-name="Standard"><text:tab/><text:tab/>City</text:p>
      <text:p text:style-name="Standard"><text:tab/><text:tab/>State (Can be 2 letter code or Full name or both)</text:p>
      <text:p text:style-name="Standard"><text:tab/><text:tab/>Zip Code + 4</text:p>
      <text:p text:style-name="Standard"><text:tab/><text:tab/>*//Additional options like Apt or Bldg # depending on address type</text:p>
      <text:p text:style-name="Standard"><text:tab/><text:tab/><text:tab/>im not sure what to add specifically</text:p>
      <text:p text:style-name="Standard"><text:tab/><text:tab/>“'Bill To' Same as 'Mail To'” option</text:p>
      <text:p text:style-name="Standard"><text:tab/><text:tab/>'Is Bill to Address' option</text:p>
      <text:p text:style-name="Standard"><text:tab/>Contact</text:p>
      <text:p text:style-name="Standard"><text:tab/><text:tab/>Phone //multiple</text:p>
      <text:p text:style-name="Standard"><text:tab/><text:tab/><text:tab/>'Is Main/Preferred contact' option //only one Phone or one email can be set this</text:p>
      <text:p text:style-name="Standard"><text:tab/><text:tab/><text:tab/>'Is Main/Preferred Phone' option //only one phone can be set this</text:p>
      <text:p text:style-name="Standard"><text:tab/><text:tab/><text:tab/>'Is call preferred' option</text:p>
      <text:p text:style-name="Standard"><text:tab/><text:tab/><text:tab/>'Is text preferred' option</text:p>
      <text:p text:style-name="Standard"><text:tab/><text:tab/><text:tab/>*Phone Type //Home, Work, Mobile, Fax etc</text:p>
      <text:p text:style-name="Standard"><text:tab/><text:tab/><text:tab/>Number</text:p>
      <text:p text:style-name="Standard"><text:tab/><text:tab/><text:tab/><text:tab/>Area Code</text:p>
      <text:p text:style-name="Standard"><text:tab/><text:tab/><text:tab/><text:tab/>Prefix </text:p>
      <text:p text:style-name="Standard"><text:tab/><text:tab/><text:tab/><text:tab/>Line Number</text:p>
      <text:p text:style-name="Standard"><text:tab/><text:tab/><text:tab/><text:tab/>Extension</text:p>
      <text:p text:style-name="Standard"><text:tab/><text:tab/><text:tab/>Associated name</text:p>
      <text:p text:style-name="Standard"><text:tab/><text:tab/>Email //multiple</text:p>
      <text:p text:style-name="Standard"><text:tab/><text:tab/><text:tab/>'Is Main/Preferred contact' option //only one Phone or one email can be set this</text:p>
      <text:p text:style-name="Standard"><text:tab/><text:tab/><text:tab/>'Is Main/Preferred Email' option //only one email can be set this</text:p>
      <text:p text:style-name="Standard"><text:tab/><text:tab/><text:tab/>*Email Type //Personal, Work etc</text:p>
      <text:p text:style-name="Standard"><text:tab/><text:tab/><text:tab/>Email address</text:p>
      <text:p text:style-name="Standard"><text:tab/><text:tab/><text:tab/><text:tab/>Name //johndoe</text:p>
      <text:p text:style-name="Standard"><text:tab/><text:tab/><text:tab/><text:tab/>Provider //@gmail</text:p>
      <text:p text:style-name="Standard"><text:tab/><text:tab/><text:tab/><text:tab/>Domain Register //.com, .org, .net etc</text:p>
      <text:p text:style-name="Standard"><text:tab/><text:tab/><text:tab/>Associated name</text:p>
      <text:p text:style-name="Standard"><text:soft-page-break/><text:tab/>Account<text:tab/></text:p>
      <text:p text:style-name="Standard"><text:tab/><text:tab/>Number //doesnt just have to be numbers </text:p>
      <text:p text:style-name="Standard"><text:tab/><text:tab/><text:tab/>could be Initials + numbers or whatever you'd like: RTJ-1001</text:p>
      <text:p text:style-name="Standard"><text:tab/><text:tab/><text:tab/>something mnemonic </text:p>
      <text:p text:style-name="Standard"><text:tab/><text:tab/>*Status //Loyalty, Full Service Contract, COD etc</text:p>
      <text:p text:style-name="Standard"><text:tab/><text:tab/>*Standing //this is entirely up to you</text:p>
      <text:p text:style-name="Standard"><text:tab/><text:tab/>Credit Information</text:p>
      <text:p text:style-name="Standard"><text:tab/><text:tab/><text:tab/>Card</text:p>
      <text:p text:style-name="Standard"><text:tab/><text:tab/><text:tab/><text:tab/>*Type //Visa, Master Card, American Express, etc</text:p>
      <text:p text:style-name="Standard"><text:tab/><text:tab/><text:tab/><text:tab/>Number</text:p>
      <text:p text:style-name="Standard"><text:tab/><text:tab/><text:tab/><text:tab/>CVV</text:p>
      <text:p text:style-name="Standard"><text:tab/><text:tab/><text:tab/><text:tab/>Exp Date</text:p>
      <text:p text:style-name="Standard"><text:tab/><text:tab/><text:tab/><text:tab/>Name on Card //this can be set to auto fill an associated name if desired</text:p>
      <text:p text:style-name="Standard"><text:tab/><text:tab/><text:tab/><text:tab/>//Any other pertinent card info? If you can think of any then let me know</text:p>
      <text:p text:style-name="Standard"><text:tab/><text:tab/><text:tab/>Tax</text:p>
      <text:p text:style-name="Standard"><text:tab/><text:tab/><text:tab/><text:tab/>*Codes //no idea what goes here so ill leave that to you</text:p>
      <text:p text:style-name="Standard"><text:tab/><text:tab/><text:tab/><text:tab/>//Any other pertinent tax info? If you can think of any then let me know</text:p>
      <text:p text:style-name="Standard"><text:tab/><text:tab/>Budget / Escrow Information</text:p>
      <text:p text:style-name="Standard"><text:tab/><text:tab/><text:tab/>Budget</text:p>
      <text:p text:style-name="Standard"><text:tab/><text:tab/><text:tab/><text:tab/>Anniversary</text:p>
      <text:p text:style-name="Standard"><text:tab/><text:tab/><text:tab/><text:tab/>Amounts //what is amounts and can it be broken down into smaller pieces</text:p>
      <text:p text:style-name="Standard"><text:tab/><text:tab/><text:tab/>Escrow</text:p>
      <text:p text:style-name="Standard"><text:tab/><text:tab/><text:tab/><text:tab/>Anniversary</text:p>
      <text:p text:style-name="Standard"><text:tab/><text:tab/><text:tab/><text:tab/>Amounts //what is amounts and can it be broken down into smaller pieces</text:p>
      <text:p text:style-name="Standard"><text:tab/><text:tab/>*Delivery Information</text:p>
      <text:p text:style-name="Standard"><text:tab/><text:tab/><text:tab/>Tank Size</text:p>
      <text:p text:style-name="Standard"><text:tab/><text:tab/><text:tab/>Fill location //is this just N/E/S/W, or customer specific?</text:p>
      <text:p text:style-name="Standard"><text:tab/><text:tab/><text:tab/>Tax code //not sure how this relates to delivery so ill leave this to you</text:p>
      <text:p text:style-name="Standard"><text:tab/><text:tab/><text:tab/>Special instructions //likely a little text box area for you to type in</text:p>
      <text:p text:style-name="Standard"><text:tab/><text:tab/>*Service Information</text:p>
      <text:p text:style-name="Standard"><text:tab/><text:tab/><text:tab/>Boiler make</text:p>
      <text:p text:style-name="Standard"><text:tab/><text:tab/><text:tab/>Burner</text:p>
      <text:p text:style-name="Standard"><text:tab/><text:tab/><text:tab/>Nozzle size</text:p>
      <text:p text:style-name="Standard"><text:tab/><text:tab/><text:tab/>Water Heater</text:p>
      <text:p text:style-name="Standard"><text:tab/><text:tab/><text:tab/>Contract Info</text:p>
      <text:p text:style-name="Standard"><text:tab/><text:tab/><text:tab/>System Parts</text:p>
      <text:p text:style-name="Standard"><text:tab/><text:tab/><text:tab/>Dates</text:p>
      <text:p text:style-name="Standard"><text:tab/><text:tab/><text:tab/><text:tab/>Cleaning</text:p>
      <text:p text:style-name="Standard"><text:tab/><text:tab/><text:tab/><text:tab/>Service</text:p>
      <text:p text:style-name="Standard"><text:tab/><text:tab/><text:tab/><text:tab/>//other dates you may want to ad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Everything in Account and onward is more business specific logic which I don't necessarily understand. If there are any pieces of information that can be broken down further then do break them down. For instance, Contract Info in Service Information. What exactly can that break down into; what smaller pieces of information make up Contract info. Perhaps the nozzle or system parts have a specific make and size or they could just be a simple list sizes or whatever.</text:p>
      <text:p text:style-name="Standard"/>
      <text:p text:style-name="Standard">When filling in customer info, I can set minimum requirements if desired or just let you add completely blank customers.</text:p>
      <text:p text:style-name="Standard"/>
      <text:p text:style-name="Standard">The only places I could see a use for character count restrictions would be with entering numbers in certain spots like phone numbers or credit cards but other than that there shouldnt be a need for that when entering a name or a street etc</text:p>
      <text:p text:style-name="Standard"/>
      <text:p text:style-name="Standard">The reason I want to break down everything into the smallest pieces of information is so that I can give you more control over everything when you start using the program</text:p>
      <text:p text:style-name="Standard"/>
      <text:p text:style-name="Standard">When searching for customers I'll give you the option to search pretty much on any piece of information about. I'll give you the choice to pick what filters you want, along with some basic ones like searching on name (any part), acct #, any piece from contact info.</text:p>
      <text:p text:style-name="Standard"/>
      <text:p text:style-name="Standard">The main problem going forward is enabling proper security for financial info and username/password storage. I'll need to do some research into cryptography and security algorithms. I know you mentioned something about PCI compliance I think it was. If you could get more info about that so I can make sure everything is within whatever regulations.</text:p>
      <text:p text:style-name="Standard"/>
      <text:p text:style-name="Standard">I'll be working on a rough user interface design over the next few weeks and I'll either send you screenshots or just send you an actual copy of the program for you to play wit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Customer Creation / Adding Menu</text:p>
      <text:p text:style-name="Standard">Create Customer Info </text:p>
      <text:p text:style-name="Standard">Save / Load Customer Info </text:p>
      <text:p text:style-name="Standard"/>
      <text:p text:style-name="Standard">Settings for all or most data elements</text:p>
      <text:p text:style-name="Standard">Save and Load Set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gel Libucha</meta:initial-creator>
    <meta:creation-date>2018-03-30T09:27:16.15</meta:creation-date>
    <dc:date>2018-04-06T17:29:22.02</dc:date>
    <dc:creator>Rigel Libucha</dc:creator>
    <meta:editing-duration>P6DT9H26M55S</meta:editing-duration>
    <meta:editing-cycles>6</meta:editing-cycles>
    <meta:generator>OpenOffice/4.1.5$Win32 OpenOffice.org_project/415m1$Build-9789</meta:generator>
    <meta:document-statistic meta:table-count="0" meta:image-count="0" meta:object-count="0" meta:page-count="4" meta:paragraph-count="96" meta:word-count="838" meta:character-count="4984"/>
  </office:meta>
</office:document-meta>
</file>